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.1in" style:contextual-spacing="false"/>
    </style:style>
    <style:style style:name="P8" style:family="paragraph" style:parent-style-name="Text_20_body">
      <style:paragraph-properties fo:margin-top="0in" fo:margin-bottom="0.1201in" style:contextual-spacing="false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0" style:family="paragraph" style:parent-style-name="Heading_20_1">
      <style:paragraph-properties fo:margin-top="0in" fo:margin-bottom="0in" style:contextual-spacing="false" fo:break-before="page"/>
      <style:text-properties officeooo:paragraph-rsid="0009ae90"/>
    </style:style>
    <style:style style:name="P11" style:family="paragraph" style:parent-style-name="Heading_20_1">
      <style:paragraph-properties fo:margin-top="0in" fo:margin-bottom="0in" style:contextual-spacing="false" fo:break-before="page"/>
      <style:text-properties officeooo:paragraph-rsid="000b9b70"/>
    </style:style>
    <style:style style:name="P12" style:family="paragraph" style:parent-style-name="Heading_20_1">
      <style:paragraph-properties fo:margin-top="0in" fo:margin-bottom="0in" style:contextual-spacing="false" fo:break-before="page"/>
      <style:text-properties officeooo:paragraph-rsid="000c36f7"/>
    </style:style>
    <style:style style:name="P1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>
      <style:paragraph-properties fo:margin-top="0in" fo:margin-bottom="0in" style:contextual-spacing="false"/>
    </style:style>
    <style:style style:name="P17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</style:style>
    <style:style style:name="P18" style:family="paragraph" style:parent-style-name="Text_20_body">
      <style:paragraph-properties fo:margin-top="0in" fo:margin-bottom="0.0799in" style:contextual-spacing="false"/>
    </style:style>
    <style:style style:name="P19" style:family="paragraph" style:parent-style-name="Text_20_body">
      <style:paragraph-properties fo:margin-top="0in" fo:margin-bottom="0.1in" style:contextual-spacing="false"/>
    </style:style>
    <style:style style:name="P20" style:family="paragraph" style:parent-style-name="Text_20_body">
      <style:paragraph-properties fo:margin-top="0in" fo:margin-bottom="0.1201in" style:contextual-spacing="false"/>
    </style:style>
    <style:style style:name="P21" style:family="paragraph" style:parent-style-name="Text_20_body">
      <style:paragraph-properties fo:margin-top="0in" fo:margin-bottom="0.1402in" style:contextual-spacing="false"/>
    </style:style>
    <style:style style:name="P22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23" style:family="paragraph" style:parent-style-name="Text_20_body">
      <style:paragraph-properties fo:margin-top="0in" fo:margin-bottom="0.1201in" style:contextual-spacing="false"/>
      <style:text-properties officeooo:paragraph-rsid="000c36f7"/>
    </style:style>
    <style:style style:name="P24" style:family="paragraph" style:parent-style-name="Text_20_body">
      <style:paragraph-properties fo:margin-top="0in" fo:margin-bottom="0.1201in" style:contextual-spacing="false" fo:break-before="page"/>
      <style:text-properties officeooo:paragraph-rsid="000c36f7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font-name="monospace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a74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01. Prime Subtraction Operation</text:h>
      <text:p text:style-name="P2">You are given a <text:span text:style-name="Strong_20_Emphasis"><text:span text:style-name="T1">0-indexed</text:span></text:span> integer array <text:span text:style-name="Source_20_Text"><text:span text:style-name="T2">nums</text:span></text:span> of length <text:span text:style-name="Source_20_Text"><text:span text:style-name="T2">n</text:span></text:span>.</text:p>
      <text:p text:style-name="P2">You can perform the following operation as many times as you want:</text:p>
      <text:list text:style-name="L1">
        <text:list-item>
          <text:p text:style-name="P13">Pick an index <text:span text:style-name="Source_20_Text"><text:span text:style-name="T2">i</text:span></text:span> that you haven’t picked before, and pick a prime <text:span text:style-name="Source_20_Text"><text:span text:style-name="T2">p</text:span></text:span> <text:span text:style-name="Strong_20_Emphasis"><text:span text:style-name="T1">strictly less than</text:span></text:span> <text:span text:style-name="Source_20_Text"><text:span text:style-name="T2">nums[i]</text:span></text:span>, then subtract <text:span text:style-name="Source_20_Text"><text:span text:style-name="T2">p</text:span></text:span> from <text:span text:style-name="Source_20_Text"><text:span text:style-name="T2">nums[i]</text:span></text:span>.</text:p>
        </text:list-item>
      </text:list>
      <text:p text:style-name="P2">Return <text:span text:style-name="Emphasis"><text:span text:style-name="T1">true if you can make </text:span></text:span><text:span text:style-name="Emphasis"><text:span text:style-name="Source_20_Text"><text:span text:style-name="T2">nums</text:span></text:span></text:span><text:span text:style-name="Emphasis"><text:span text:style-name="T1"> a strictly increasing array using the above operation and false otherwise.</text:span></text:span></text:p>
      <text:p text:style-name="P2">A <text:span text:style-name="Strong_20_Emphasis"><text:span text:style-name="T1">strictly increasing array</text:span></text:span> is an array whose each element is strictly greater than its preceding element.</text:p>
      <text:p text:style-name="P2"> 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nums = [4,9,6,10]</text:p>
      <text:p text:style-name="P1"><text:span text:style-name="Strong_20_Emphasis"><text:span text:style-name="T1">Output:</text:span></text:span> true</text:p>
      <text:p text:style-name="P1"><text:span text:style-name="Strong_20_Emphasis"><text:span text:style-name="T1">Explanation:</text:span></text:span> In the first operation: Pick i = 0 and p = 3, and then subtract 3 from nums[0], so that nums becomes [1,9,6,10].</text:p>
      <text:p text:style-name="P5">In the second operation: i = 1, p = 7, subtract 7 from nums[1], so nums becomes equal to [1,2,6,10].</text:p>
      <text:p text:style-name="P4">After the second operation, nums is sorted in strictly increasing order, so the answer is true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nums = [6,8,11,12]</text:p>
      <text:p text:style-name="P1"><text:span text:style-name="Strong_20_Emphasis"><text:span text:style-name="T1">Output:</text:span></text:span> true</text:p>
      <text:p text:style-name="P3"><text:span text:style-name="Strong_20_Emphasis"><text:span text:style-name="T1">Explanation: </text:span></text:span>Initially nums is sorted in strictly increasing order, so we don't need to make any operations.</text:p>
      <text:p text:style-name="P2"><text:span text:style-name="Strong_20_Emphasis"><text:span text:style-name="T1">Example 3:</text:span></text:span></text:p>
      <text:p text:style-name="P1"><text:span text:style-name="Strong_20_Emphasis"><text:span text:style-name="T1">Input:</text:span></text:span> nums = [5,8,3]</text:p>
      <text:p text:style-name="P1"><text:span text:style-name="Strong_20_Emphasis"><text:span text:style-name="T1">Output:</text:span></text:span> false</text:p>
      <text:p text:style-name="P3"><text:span text:style-name="Strong_20_Emphasis"><text:span text:style-name="T1">Explanation:</text:span></text:span> It can be proven that there is no way to perform operations to make nums sorted in strictly increasing order, so the answer is false.</text:p>
      <text:p text:style-name="P2"> </text:p>
      <text:p text:style-name="P2"><text:span text:style-name="Strong_20_Emphasis"><text:span text:style-name="T1">Constraints:</text:span></text:span></text:p>
      <text:list text:style-name="L2">
        <text:list-item>
          <text:p text:style-name="P14"><text:span text:style-name="Source_20_Text"><text:span text:style-name="T2">1 &lt;= nums.length &lt;= 1000</text:span></text:span></text:p>
        </text:list-item>
        <text:list-item>
          <text:p text:style-name="P14"><text:span text:style-name="Source_20_Text"><text:span text:style-name="T2">1 &lt;= nums[i] &lt;= 1000</text:span></text:span></text:p>
        </text:list-item>
        <text:list-item>
          <text:p text:style-name="P15"><text:span text:style-name="Source_20_Text"><text:span text:style-name="T3">nums.length == n</text:span></text:span></text:p>
        </text:list-item>
      </text:list>
      <text:p text:style-name="Text_20_body"/>
      <text:h text:style-name="P10" text:outline-level="1">2601. Prime Subtraction Operation</text:h>
      <text:p text:style-name="P6">/*</text:p>
      <text:p text:style-name="P6"><text:s text:c="4"/><text:span text:style-name="T4">Brute force</text:span></text:p>
      <text:p text:style-name="P6"><text:s text:c="4"/>Time complexity: <draw:frame draw:style-name="fr1" draw:name="Object1" text:anchor-type="as-char" svg:y="-0.2102in" svg:width="1.9898in" svg:height="0.27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 text:c="4"/>Space complexity: O(1)</text:p>
      <text:p text:style-name="P6">*/</text:p>
      <text:p text:style-name="P6">class Solution {</text:p>
      <text:p text:style-name="P6"><text:s text:c="4"/>public: <text:s text:c="3"/></text:p>
      <text:p text:style-name="P6"><text:s text:c="8"/>bool primeSubOperation(std::vector&lt;int&gt;&amp; nums){ <text:s text:c="11"/></text:p>
      <text:p text:style-name="P6"><text:s text:c="12"/>auto is_prime=[&amp;](int p)-&gt; bool{</text:p>
      <text:p text:style-name="P6"><text:s text:c="16"/>int sr=sqrt(p);</text:p>
      <text:p text:style-name="P6"><text:s text:c="16"/>for(int i=2;i&lt;=sr;++i) {</text:p>
      <text:p text:style-name="P6"><text:s text:c="20"/>if(p%i==0) return false;</text:p>
      <text:p text:style-name="P6"><text:s text:c="16"/>}</text:p>
      <text:p text:style-name="P6"><text:s text:c="16"/>return true;</text:p>
      <text:p text:style-name="P7"><text:s text:c="12"/>};</text:p>
      <text:p text:style-name="P7"><text:s text:c="12"/>int n=nums.size();</text:p>
      <text:p text:style-name="P6"><text:s text:c="12"/>for(int i=0;i&lt;n;++i){</text:p>
      <text:p text:style-name="P6"><text:s text:c="15"/><text:span text:style-name="T5"><text:s/>// Largest prime should be less than nums[i]-nums[i-1]</text:span></text:p>
      <text:p text:style-name="P7"><text:s text:c="16"/>int limit=i==0?nums[0]:nums[i]-nums[i-1];</text:p>
      <text:p text:style-name="P6"><text:s text:c="15"/><text:span text:style-name="T5"><text:s/>// if limit&lt;=0, means nums[i]-nums[i-1]&lt;=0</text:span></text:p>
      <text:p text:style-name="P9"><text:s text:c="16"/>// ==&gt; nums[i]&lt;=nums[i-1] </text:p>
      <text:p text:style-name="P9"><text:s text:c="16"/>// ==&gt; we cannot make a strictly incresing array</text:p>
      <text:p text:style-name="P8"><text:s text:c="16"/>if(limit&lt;=0) return false;</text:p>
      <text:p text:style-name="P6"><text:s text:c="13"/><text:span text:style-name="T5"><text:s text:c="3"/>// Find largest prime, such that 2&lt;= Largest prime &lt; limit</text:span></text:p>
      <text:p text:style-name="P9"><text:s text:c="16"/>// Largest prime=0, otherwise</text:p>
      <text:p text:style-name="P6"><text:s text:c="16"/>int j=limit-1;</text:p>
      <text:p text:style-name="P6"><text:s text:c="16"/>while(j&gt;=2 &amp;&amp; !is_prime(j)) j--;</text:p>
      <text:p text:style-name="P8"><text:s text:c="16"/>int largest_prime=j&gt;=2?j:0;</text:p>
      <text:p text:style-name="P6"><text:s text:c="15"/><text:span text:style-name="T5"><text:s/>// Subtract the largest prime number that</text:span></text:p>
      <text:p text:style-name="P9"><text:s text:c="16"/>// we found from nums[i]</text:p>
      <text:p text:style-name="P6"><text:s text:c="16"/>nums[i]-=largest_prime;</text:p>
      <text:p text:style-name="P6"><text:s text:c="12"/>}</text:p>
      <text:p text:style-name="P6"><text:s text:c="12"/>return true;</text:p>
      <text:p text:style-name="P6"><text:s text:c="8"/>}</text:p>
      <text:p text:style-name="P6">};</text:p>
      <text:h text:style-name="P11" text:outline-level="1">2601. Prime Subtraction Operation</text:h>
      <text:p text:style-name="P6">/*</text:p>
      <text:p text:style-name="P6"><text:s text:c="4"/><text:span text:style-name="T4">Brute force+Preprecessing primes numbers</text:span></text:p>
      <text:p text:style-name="P6"><text:s text:c="4"/>Time complexity: O(mx * sqrt(limit)+n)</text:p>
      <text:p text:style-name="P6"><text:s text:c="4"/>Space complexity: O(<text:span text:style-name="T6">mx</text:span>)</text:p>
      <text:p text:style-name="P6">*/</text:p>
      <text:p text:style-name="P6">class Solution {</text:p>
      <text:p text:style-name="P6"><text:s text:c="4"/>public:</text:p>
      <text:p text:style-name="P6"><text:s text:c="4"/></text:p>
      <text:p text:style-name="P6"><text:s text:c="8"/>bool primeSubOperation(std::vector&lt;int&gt;&amp; nums){</text:p>
      <text:p text:style-name="P6"><text:s text:c="12"/></text:p>
      <text:p text:style-name="P6"><text:s text:c="12"/>auto is_prime=[&amp;](int p)-&gt; bool{</text:p>
      <text:p text:style-name="P6"><text:s text:c="16"/>int sr=sqrt(p);</text:p>
      <text:p text:style-name="P6"><text:s text:c="16"/>for(int i=2;i&lt;=sr;++i) {</text:p>
      <text:p text:style-name="P6"><text:s text:c="20"/>if(p%i==0) return false;</text:p>
      <text:p text:style-name="P6"><text:s text:c="16"/>}</text:p>
      <text:p text:style-name="P6"><text:s text:c="16"/>return true;</text:p>
      <text:p text:style-name="P6"><text:s text:c="12"/>};</text:p>
      <text:p text:style-name="P6"/>
      <text:p text:style-name="P6"><text:s text:c="12"/>int mx=*std::max_element(nums.begin(),nums.end());</text:p>
      <text:p text:style-name="P6"/>
      <text:p text:style-name="P6"><text:s text:c="12"/>std::vector&lt;int&gt; all_primes(mx+1);</text:p>
      <text:p text:style-name="P6"><text:s text:c="12"/>for(int i=2;i&lt;=mx;++i) all_primes[i]=is_prime(i)?i:all_primes[i-1];</text:p>
      <text:p text:style-name="P6"/>
      <text:p text:style-name="P6"><text:s text:c="12"/>int n=nums.size();</text:p>
      <text:p text:style-name="P6"><text:s text:c="12"/>for(int i=0;i&lt;n;++i){</text:p>
      <text:p text:style-name="P6"><text:s text:c="16"/>int limit=i==0?nums[0]:nums[i]-nums[i-1];</text:p>
      <text:p text:style-name="P6"/>
      <text:p text:style-name="P6"><text:s text:c="16"/>if(limit&lt;=0) return false;</text:p>
      <text:p text:style-name="P6"/>
      <text:p text:style-name="P6"><text:s text:c="16"/>int largest_prime=all_primes[limit-1];</text:p>
      <text:p text:style-name="P6"><text:s text:c="15"/></text:p>
      <text:p text:style-name="P6"><text:s text:c="16"/>nums[i]-=largest_prime;</text:p>
      <text:p text:style-name="P6"><text:s text:c="12"/>}</text:p>
      <text:p text:style-name="P6"><text:s text:c="12"/>return true;</text:p>
      <text:p text:style-name="P6"><text:s text:c="8"/>}</text:p>
      <text:p text:style-name="P6">};</text:p>
      <text:h text:style-name="P12" text:outline-level="1">2601. Prime Subtraction Operation</text:h>
      <text:p text:style-name="P6">/*</text:p>
      <text:p text:style-name="P6"><text:s text:c="4"/><text:span text:style-name="T4">Sieve of Eratosthenes</text:span></text:p>
      <text:p text:style-name="P6"><text:s text:c="4"/>Time complexity: O(n+mx log log mx)</text:p>
      <text:p text:style-name="P6"><text:s text:c="4"/>Space complexity: O(mx)</text:p>
      <text:p text:style-name="P6">*/</text:p>
      <text:p text:style-name="P6">class Solution {</text:p>
      <text:p text:style-name="P6"><text:s text:c="4"/>public: <text:s text:c="3"/></text:p>
      <text:p text:style-name="P6"><text:s text:c="8"/>bool primeSubOperation(std::vector&lt;int&gt;&amp; nums){ <text:s text:c="10"/></text:p>
      <text:p text:style-name="P7"><text:s text:c="12"/>int mx=*std::max_element(nums.begin(),nums.end());</text:p>
      <text:p text:style-name="P17"><text:s text:c="9"/><text:span text:style-name="T5"><text:s text:c="3"/>// Build the sieve array.</text:span></text:p>
      <text:p text:style-name="P17"><text:s text:c="12"/>std::vector&lt;bool&gt; sieve(mx+1,true); <text:span text:style-name="T5">// Mark all as primes</text:span></text:p>
      <text:p text:style-name="P17"><text:s text:c="12"/>sieve[0]=sieve[1]=0; <text:span text:style-name="T5">// 0 and 1 are not primes</text:span></text:p>
      <text:p text:style-name="P17"><text:s text:c="12"/>int sr=sqrt(mx+1);</text:p>
      <text:p text:style-name="P17"><text:s text:c="12"/>for(int i=2;i&lt;=sr;++i){</text:p>
      <text:p text:style-name="P17"><text:s text:c="16"/>if(sieve[i]){ <text:span text:style-name="T5">// If is prime</text:span></text:p>
      <text:p text:style-name="P17"><text:s text:c="20"/><text:span text:style-name="T5">// Mark its all multiples as not prime</text:span></text:p>
      <text:p text:style-name="P17"><text:s text:c="20"/>for(int j=i*i;j&lt;=mx;j+=i){</text:p>
      <text:p text:style-name="P17"><text:s text:c="24"/>sieve[j]=false;</text:p>
      <text:p text:style-name="P17"><text:s text:c="20"/>}</text:p>
      <text:p text:style-name="P17"><text:s text:c="16"/>}</text:p>
      <text:p text:style-name="P17"><text:s text:c="12"/>}</text:p>
      <text:p text:style-name="P23"><text:s text:c="12"/></text:p>
      <text:p text:style-name="P24"><text:tab/>int n=nums.size();</text:p>
      <text:p text:style-name="P6"><text:s text:c="9"/><text:span text:style-name="T5"><text:s text:c="3"/>// Start by storing the current value as 1, and the initial index as 0.</text:span></text:p>
      <text:p text:style-name="P6"><text:s text:c="12"/>int cur=1;</text:p>
      <text:p text:style-name="P6"><text:s text:c="12"/>int i=0;</text:p>
      <text:p text:style-name="P6"><text:s text:c="12"/>while(i&lt;n){</text:p>
      <text:p text:style-name="P6"><text:s text:c="15"/><text:span text:style-name="T5"><text:s/>// Compute the difference needed to make nums[i] equal to currValue.</text:span></text:p>
      <text:p text:style-name="P8"><text:s text:c="16"/>int diff=nums[i]-cur;</text:p>
      <text:p text:style-name="P6"><text:s text:c="13"/><text:span text:style-name="T5"><text:s text:c="3"/>// if diff&lt;0, means that nums[i]&lt;cur</text:span></text:p>
      <text:p text:style-name="P9"><text:s text:c="16"/>// Can't make strictly increasing array </text:p>
      <text:p text:style-name="P21"><text:s text:c="16"/>if(diff&lt;0) return false;</text:p>
      <text:p text:style-name="P6"><text:s text:c="13"/><text:span text:style-name="T5"><text:s text:c="3"/>// If the difference is prime or zero, then nums[i] can be made</text:span></text:p>
      <text:p text:style-name="P9"><text:s text:c="16"/>// equal to currValue.</text:p>
      <text:p text:style-name="P6"><text:s text:c="16"/>if(sieve[diff] || diff==0){</text:p>
      <text:p text:style-name="P6"><text:s text:c="20"/>i++;</text:p>
      <text:p text:style-name="P6"><text:s text:c="20"/>cur++;</text:p>
      <text:p text:style-name="P6"><text:s text:c="16"/>}</text:p>
      <text:p text:style-name="P6"><text:s text:c="13"/><text:span text:style-name="T5"><text:s text:c="3"/>// Otherwise, try for the next currValue.</text:span></text:p>
      <text:p text:style-name="P6"><text:s text:c="16"/>else cur++;</text:p>
      <text:p text:style-name="P18"><text:s text:c="12"/>}</text:p>
      <text:p text:style-name="P6"><text:s text:c="12"/>return true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8:59:01.426845583</meta:creation-date>
    <dc:date>2024-11-11T22:58:00.299862062</dc:date>
    <meta:editing-duration>PT2H37M26S</meta:editing-duration>
    <meta:editing-cycles>6</meta:editing-cycles>
    <meta:generator>LibreOffice/24.2.6.2$Linux_X86_64 LibreOffice_project/420$Build-2</meta:generator>
    <meta:print-date>2024-11-11T22:43:16.772013930</meta:print-date>
    <meta:printed-by>PDF files</meta:printed-by>
    <meta:document-statistic meta:table-count="0" meta:image-count="0" meta:object-count="1" meta:page-count="5" meta:paragraph-count="140" meta:word-count="565" meta:character-count="5053" meta:non-whitespace-character-count="3326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×</mo>
            <mi mathvariant="italic">limit</mi>
            <mo stretchy="false">×</mo>
            <msqrt>
              <mrow>
                <mo fence="true" form="prefix" stretchy="false">(</mo>
                <mrow>
                  <mi mathvariant="italic">limit</mi>
                </mrow>
                <mo fence="true" form="postfix" stretchy="false">)</mo>
              </mrow>
            </msqrt>
          </mrow>
        </mrow>
        <mo fence="true" form="postfix" stretchy="false">)</mo>
      </mrow>
    </mrow>
    <annotation encoding="StarMath 5.0">O(n times limit times sqrt(limit))</annotation>
  </semantics>
</math>
</file>